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7/07/2021</text:span></text:p>
      <text:p text:style-name="P9"/>
      <text:p text:style-name="P10">RECIBI CONFORME</text:p>
      <text:p text:style-name="P9"/>
      <text:p text:style-name="P11">CLIENTE: DELHUALLAGA CORPORACION S.R.L.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FR ROJ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TINGO MARIA</text:span></text:p>
      <text:p text:style-name="P5"/>
      <text:p text:style-name="P5">Recojo: <text:span text:style-name="T3">SILVA CHAMORRO JUAN ISAAC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6T22:13:45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